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stroke-linejoin="miter" draw:fill="solid" draw:fill-color="#cccccc" draw:textarea-horizontal-align="justify" draw:textarea-vertical-align="middle" draw:auto-grow-height="false" fo:padding-top="0.13cm" fo:padding-bottom="0.13cm" fo:padding-left="0.25cm" fo:padding-right="0.25cm" fo:wrap-option="no-wrap" draw:shadow="hidden" draw:shadow-offset-y="0.064cm" draw:shadow-opacity="35%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2.33cm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2.4cm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 draw:shadow="hidden" draw:shadow-offset-x="0.305cm" draw:shadow-offset-y="0.305cm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0.237cm" fo:padding-top="0.13cm" fo:padding-bottom="0.13cm" fo:padding-left="0.25cm" fo:padding-right="0.25cm" fo:wrap-option="no-wrap" draw:shadow="hidden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  <style:text-properties fo:font-family="Helvetica" style:font-family-generic="swiss" style:font-pitch="variable" fo:font-size="12pt" style:font-size-asian="12pt" style:font-size-complex="12pt"/>
    </style:style>
    <style:style style:name="P3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Helvetica" style:font-family-generic="swiss" style:font-pitch="variable" fo:font-size="12pt" style:font-size-asian="12pt" style:font-size-complex="12pt"/>
    </style:style>
    <style:style style:name="P4" style:family="paragraph">
      <style:paragraph-properties fo:margin-left="0cm" fo:margin-right="0cm" fo:line-height="100%" fo:text-indent="0cm"/>
      <style:text-properties fo:font-family="Helvetica" style:font-family-generic="swiss" style:font-pitch="variable" fo:font-size="11pt" style:font-size-asian="11pt" style:font-size-complex="11pt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Helvetica" style:font-family-generic="swiss" style:font-pitch="variable" fo:font-size="11pt" style:font-size-asian="11pt" style:font-size-complex="11pt"/>
    </style:style>
    <style:style style:name="P6" style:family="paragraph">
      <style:paragraph-properties fo:margin-left="0cm" fo:margin-right="0cm" fo:line-height="100%" fo:text-align="center" fo:text-indent="0cm"/>
      <style:text-properties fo:color="#000000" fo:font-family="Helvetica" style:font-family-generic="swiss" style:font-pitch="variable" fo:font-size="12pt" style:font-size-asian="12pt" style:font-size-complex="12pt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Helvetica" style:font-family-generic="swiss" style:font-pitch="variable" fo:font-size="12pt" style:font-size-asian="12pt" style:font-size-complex="12pt"/>
    </style:style>
    <style:style style:name="P8" style:family="paragraph">
      <style:paragraph-properties fo:margin-left="0cm" fo:margin-right="0cm" fo:line-height="100%" fo:text-align="center" fo:text-indent="0cm"/>
      <style:text-properties fo:color="#000000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margin-left="0cm" fo:margin-right="0cm" fo:line-height="100%" fo:text-indent="0cm"/>
      <style:text-properties fo:font-family="Helvetica" style:font-family-generic="swiss" style:font-pitch="variable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Helvetica" style:font-family-generic="swiss" style:font-pitch="variable"/>
    </style:style>
    <style:style style:name="T1" style:family="text">
      <style:text-properties fo:color="#000000" style:font-family-asian="'Helvetica LT Std Light'" style:font-pitch-asian="variable" style:font-family-complex="'Helvetica LT Std Light'" style:font-pitch-complex="variable"/>
    </style:style>
    <style:style style:name="T2" style:family="text">
      <style:text-properties fo:color="#000000" fo:font-size="11pt" style:font-family-asian="'Helvetica LT Std Light'" style:font-pitch-asian="variable" style:font-size-asian="11pt" style:font-family-complex="'Helvetica LT Std Light'" style:font-pitch-complex="variable" style:font-size-complex="11pt"/>
    </style:style>
    <style:style style:name="T3" style:family="text">
      <style:text-properties style:font-family-asian="'Helvetica LT Std Light'" style:font-pitch-asian="variable" style:font-family-complex="'Helvetica LT Std Light'" style:font-pitch-complex="variable"/>
    </style:style>
    <style:style style:name="T4" style:family="text">
      <style:text-properties fo:color="#000000" fo:font-size="12pt" style:font-family-asian="'Helvetica LT Std Light'" style:font-pitch-asian="variable" style:font-size-asian="12pt" style:font-family-complex="'Helvetica LT Std Light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custom-shape draw:name="AutoShape 3" draw:style-name="gr1" draw:text-style-name="P1" draw:layer="layout" svg:width="3.016cm" svg:height="1.199cm" svg:x="0.213cm" svg:y="0.326cm">
            <text:p/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" draw:style-name="gr2" draw:text-style-name="P1" draw:layer="layout" svg:width="3.013cm" svg:height="3.473cm" svg:x="0.214cm" svg:y="1.523cm">
            <text:p/>
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" draw:style-name="gr3" draw:text-style-name="P3" draw:layer="layout" svg:width="2.844cm" svg:height="0.768cm" svg:x="3.125cm" svg:y="0.1cm">
            <text:p text:style-name="P2"><text:span text:style-name="T1">0x</text:span><text:span text:style-name="T2">FFFFFFFF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4" draw:text-style-name="P5" draw:layer="layout" svg:width="2.9cm" svg:height="0.768cm" svg:x="3.162cm" svg:y="1.093cm">
            <text:p text:style-name="P4"><text:span text:style-name="T2">0xC0000000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5" draw:text-style-name="P7" draw:layer="layout" svg:width="3.011cm" svg:height="1.275cm" svg:x="0.214cm" svg:y="0.229cm">
            <text:p text:style-name="P6"><text:span text:style-name="T3">Kernel space (1GB)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6" draw:text-style-name="P9" draw:layer="layout" svg:width="3.011cm" svg:height="1.782cm" svg:x="0.2cm" svg:y="2.358cm">
            <text:p text:style-name="P8"><text:span text:style-name="T3">User mode space</text:span></text:p>
            <text:p text:style-name="P8"><text:span text:style-name="T3">(3GB)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7" draw:text-style-name="P11" draw:layer="layout" svg:width="0.737cm" svg:height="0.768cm" svg:x="3.207cm" svg:y="4.42cm">
            <text:p text:style-name="P10"><text:span text:style-name="T4">0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.969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8T14:42:36</meta:creation-date>
    <dc:date>2015-06-06T17:10:39</dc:date>
    <meta:editing-duration>PT00H07M45S</meta:editing-duration>
    <meta:editing-cycles>4</meta:editing-cycles>
    <meta:generator>NeoOffice/3.4.1$Unix OpenOffice.org_project/Patch 15</meta:generator>
    <meta:document-statistic meta:object-count="8"/>
  </office:meta>
</office:document-meta>
</file>